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c97bc"/>
    </style:style>
    <style:style style:name="P2"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fo:background-color="#fff200" loext:char-shading-value="0" style:font-weight-asian="bold"/>
    </style:style>
    <style:style style:name="T4" style:family="text">
      <style:text-properties fo:language="en" fo:country="US" fo:font-weight="bold" fo:background-color="#fff200" loext:char-shading-value="0" style:font-weight-asian="bold"/>
    </style:style>
    <style:style style:name="T5" style:family="text">
      <style:text-properties fo:language="en" fo:country="US" fo:background-color="#fff200" loext:char-shading-value="0"/>
    </style:style>
    <style:style style:name="T6" style:family="text">
      <style:text-properties fo:language="en" fo:country="U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ased on our readings and class discussions, the topics for the test are (the chapters indicated here <text:s/>are from <text:s/>Craven’s book American art: history and culture):</text:span></text:p>
      <text:p text:style-name="Standard"><text:span text:style-name="T2">Art in Colonial America</text:span><text:span text:style-name="T1">, chapter 7: Painting after 1750 focusing on </text:span><text:span text:style-name="T4">John Copley</text:span><text:span text:style-name="T1"> and </text:span><text:span text:style-name="T2">Charles Wilson</text:span><text:span text:style-name="T1"> Peale; also the role of emigrant artists, for example, </text:span><text:span text:style-name="T6">Smibert</text:span><text:span text:style-name="T1"> and </text:span><text:span text:style-name="T6">Hesselius</text:span></text:p>
      <text:p text:style-name="Standard"><text:span text:style-name="T2">Federal period and the tradition of Grand Manner</text:span><text:span text:style-name="T1">, ch. 10 focusing on </text:span><text:span text:style-name="T2">Benjamin West, John Trumbull</text:span><text:span text:style-name="T1">, </text:span><text:span text:style-name="T2">Gilbert Stuart and John Vanderlyn</text:span><text:span text:style-name="T1">;</text:span></text:p>
      <text:p text:style-name="Standard"><text:span text:style-name="T2">Romanticism: American landscape</text:span><text:span text:style-name="T1">, ch 15 focusing on </text:span><text:span text:style-name="T2">Thomas Cole, Frederick Church, Alfred Bierstadt</text:span><text:span text:style-name="T1">; </text:span><text:span text:style-name="T2">Luminism</text:span><text:span text:style-name="T1"> focusing on </text:span><text:span text:style-name="T2">George Bingham</text:span><text:span text:style-name="T1">, </text:span><text:span text:style-name="T2">John Kensett, Martin </text:span><text:span text:style-name="T4">Heade</text:span><text:span text:style-name="T2">;</text:span></text:p>
      <text:p text:style-name="Standard"><text:span text:style-name="T2">John </text:span><text:span text:style-name="T4">Catlin</text:span><text:span text:style-name="T2">: art about native Americans</text:span><text:span text:style-name="T1">, ch. 15</text:span></text:p>
      <text:p text:style-name="Standard"><text:span text:style-name="T2">Genre painting, the Western frontier, and heroic narrative</text:span><text:span text:style-name="T1">, ch. 16 focusing on </text:span><text:span text:style-name="T2">William Mount, George</text:span><text:span text:style-name="T1"> </text:span><text:span text:style-name="T2">Bingham, Emanuel Leutze</text:span></text:p>
      <text:p text:style-name="Standard"><text:span text:style-name="T2">Sculpture: neoclassicism and naturalism</text:span><text:span text:style-name="T1">, ch. 18, focusing on </text:span><text:span text:style-name="T2">Horatio Greenough, Hiram </text:span><text:span text:style-name="T4">Powers</text:span><text:span text:style-name="T2">, John</text:span><text:span text:style-name="T1"> </text:span><text:span text:style-name="T4">Rogers</text:span><text:span text:style-name="T2">, William </text:span><text:span text:style-name="T4">Story</text:span><text:span text:style-name="T2"> and William </text:span><text:span text:style-name="T4">Rinehart</text:span><text:span text:style-name="T1">;</text:span></text:p>
      <text:p text:style-name="P1"><text:span text:style-name="T2">Realism. The naturalistic tradition</text:span><text:span text:style-name="T1">, ch. 23, focusing on </text:span><text:span text:style-name="T2">Winslow </text:span><text:span text:style-name="T4">Homer</text:span><text:span text:style-name="T2">, Thomas </text:span><text:span text:style-name="T4">Eakins</text:span><text:span text:style-name="T2">, John </text:span><text:span text:style-name="T4">Sargent</text:span><text:span text:style-name="T1"> and </text:span><text:span text:style-name="T2">Henry </text:span><text:span text:style-name="T4">Tanner</text:span></text:p>
      <text:p text:style-name="Standard"><text:span text:style-name="T2">The art of James </text:span><text:span text:style-name="T4">Whistler</text:span><text:span text:style-name="T1">, ch. 23</text:span></text:p>
      <text:p text:style-name="Standard"><text:span text:style-name="T2">Impressionists: Mary </text:span><text:span text:style-name="T4">Cassatt</text:span><text:span text:style-name="T1">, ch. 23 and </text:span><text:span text:style-name="T2">Childe </text:span><text:span text:style-name="T4">Hassam</text:span><text:span text:style-name="T1">, ch. 24, </text:span></text:p>
      <text:p text:style-name="Standard"><text:span text:style-name="T2">Academic classicism and tonalism</text:span><text:span text:style-name="T1">, ch. 24, focusing on </text:span><text:span text:style-name="T2">Kenyon Cox, Abbot </text:span><text:span text:style-name="T4">Thayer</text:span><text:span text:style-name="T2">, and Thomas </text:span><text:span text:style-name="T4">Dewing</text:span></text:p>
      <text:p text:style-name="Standard"><text:span text:style-name="T2">Symbolism/Mysticism </text:span><text:span text:style-name="T1">of</text:span><text:span text:style-name="T2"> Albert </text:span><text:span text:style-name="T4">Ryder</text:span><text:span text:style-name="T1">, ch. 24, <text:s/></text:span></text:p>
      <text:p text:style-name="Standard"><text:span text:style-name="T1"><text:s/>The references to readings on these topics and the required art works are all </text:span><text:span text:style-name="T2"><text:s/></text:span><text:span text:style-name="T1">in the e-course.</text:span></text:p>
      <text:p text:style-name="Standard"><text:span text:style-name="T2">The form of the test is mostly short essay-type answers to the questions and identification of art work/artists.</text:span></text:p>
      <text:p text:style-name="Standard"><text:span text:style-name="T1">The test will ask you to recognize, <text:s/>analyze or compare the works of individual artists of the above-mentioned <text:s/>artistic styles/ periods and explain their significance (what is their role in and contribution to art and culture?) the subject-matter (the content) of their works (what is it that they represent/show in their works?), the style of their works (How do they represent the subject-matter/content?), and how their works represent the general characteristics of their artistic period. </text:span></text:p>
      <text:p text:style-name="Standard"><text:span text:style-name="T1">For this, you are expected to have an idea about the common characteristics of style of these artistic periods and artistic devices/methods used to create artistic works, the changes that occur in the artistic periods over time, know the major artists and their major works (the artists and works included in the e-course) and be able to tell the differences between works of different artistic periods.</text:span></text:p>
      <text:p text:style-name="Standard"><text:span text:style-name="T1">For example, you may be asked to identify the artist, his work, attribute his work to a concrete artistic style/ period and explain what artistic traits of this work help us to refer him/her to this artistic style/ period and explain the subject-matter of the work.</text:span></text:p>
      <text:p text:style-name="Standard"><text:soft-page-break/><text:span text:style-name="T1">You may be asked about the general characteristics of the above-mentioned artistic styles/periods (for example, what is peculiar to romanticism or neoclassicism or realism or impressionism, etc. <text:s/>as a style in art?).</text:span></text:p>
      <text:p text:style-name="Standard"><text:span text:style-name="T1">You may be asked to compare two or more artistic works and explain the difference in the methods/ways they use to create their works.</text:span></text:p>
      <text:p text:style-name="Standard"><text:span text:style-name="T1">You may</text:span><text:bookmark text:name="_GoBack"/><text:span text:style-name="T1"> be asked to identify the artist and the artistic style his/her work belongs to when shown the slide of his/her work and to explain your attribution.</text:span></text:p>
      <text:p text:style-name="Standard"><text:span text:style-name="T1">This is not an open book test, but you may use copies of your writing posted in e-course foru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meta:editing-cycles>
    <meta:creation-date>2020-02-26T10:49:00</meta:creation-date>
    <dc:date>2020-03-02T17:01:24.388734811</dc:date>
    <meta:editing-duration>PT7M26S</meta:editing-duration>
    <meta:generator>LibreOffice/6.0.7.3$Linux_X86_64 LibreOffice_project/00m0$Build-3</meta:generator>
    <meta:document-statistic meta:table-count="0" meta:image-count="0" meta:object-count="0" meta:page-count="2" meta:paragraph-count="21" meta:word-count="522" meta:character-count="3273" meta:non-whitespace-character-count="2761"/>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